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080ad2"/>
    </style:style>
    <style:style style:name="P2" style:family="paragraph" style:parent-style-name="Standard">
      <style:paragraph-properties fo:text-align="center" style:justify-single-word="false"/>
      <style:text-properties officeooo:paragraph-rsid="0009d9a9"/>
    </style:style>
    <style:style style:name="P3" style:family="paragraph" style:parent-style-name="Standard">
      <style:text-properties officeooo:paragraph-rsid="0008bf70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08bf70" officeooo:paragraph-rsid="0008bf70" fo:background-color="#ec9ba4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08bf70" officeooo:paragraph-rsid="0008bf70" fo:background-color="#b4c7dc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rsid="0008bf70" officeooo:paragraph-rsid="0008bf70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09d9a9" officeooo:paragraph-rsid="0009d9a9" fo:background-color="#b3cac7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officeooo:paragraph-rsid="0008bf70"/>
    </style:style>
    <style:style style:name="P9" style:family="paragraph" style:parent-style-name="Standard">
      <style:paragraph-properties fo:text-align="start" style:justify-single-word="false"/>
      <style:text-properties officeooo:paragraph-rsid="0009d9a9"/>
    </style:style>
    <style:style style:name="P10" style:family="paragraph" style:parent-style-name="Standard">
      <style:paragraph-properties fo:text-align="start" style:justify-single-word="false"/>
      <style:text-properties officeooo:paragraph-rsid="000b5c69"/>
    </style:style>
    <style:style style:name="P11" style:family="paragraph" style:parent-style-name="Standard">
      <style:paragraph-properties fo:text-align="start" style:justify-single-word="false"/>
      <style:text-properties officeooo:paragraph-rsid="000fc156"/>
    </style:style>
    <style:style style:name="P12" style:family="paragraph" style:parent-style-name="Standard">
      <style:text-properties officeooo:paragraph-rsid="0008bf70" fo:background-color="#ffa6a6"/>
    </style:style>
    <style:style style:name="P13" style:family="paragraph" style:parent-style-name="Standard">
      <style:text-properties officeooo:rsid="0008bf70" officeooo:paragraph-rsid="0008bf70" fo:background-color="#ffa6a6"/>
    </style:style>
    <style:style style:name="P14" style:family="paragraph" style:parent-style-name="Standard">
      <style:paragraph-properties fo:text-align="start" style:justify-single-word="false"/>
      <style:text-properties officeooo:paragraph-rsid="0008bf70" fo:background-color="#b4c7dc"/>
    </style:style>
    <style:style style:name="P15" style:family="paragraph" style:parent-style-name="Standard">
      <style:paragraph-properties fo:text-align="start" style:justify-single-word="false"/>
      <style:text-properties officeooo:paragraph-rsid="0009d9a9" fo:background-color="#b3cac7"/>
    </style:style>
    <style:style style:name="P16" style:family="paragraph" style:parent-style-name="Standard">
      <style:paragraph-properties fo:text-align="start" style:justify-single-word="false"/>
      <style:text-properties officeooo:paragraph-rsid="000d5d83" fo:background-color="#b3cac7"/>
    </style:style>
    <style:style style:name="P17" style:family="paragraph" style:parent-style-name="Standard">
      <style:paragraph-properties fo:text-align="start" style:justify-single-word="false"/>
      <style:text-properties fo:font-weight="normal" officeooo:paragraph-rsid="000b5c69" style:font-weight-asian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size="16pt" fo:font-weight="bold" officeooo:paragraph-rsid="00080ad2" style:font-size-asian="16pt" style:font-weight-asian="bold" style:font-size-complex="16pt" style:font-weight-complex="bold"/>
    </style:style>
    <style:style style:name="P19" style:family="paragraph" style:parent-style-name="Standard">
      <style:text-properties style:text-underline-style="solid" style:text-underline-width="auto" style:text-underline-color="font-color" officeooo:paragraph-rsid="0008bf70" fo:background-color="#ffa6a6"/>
    </style:style>
    <style:style style:name="P20" style:family="paragraph" style:parent-style-name="Standard">
      <style:text-properties fo:font-weight="bold" officeooo:paragraph-rsid="0008bf70" fo:background-color="#ffa6a6" style:font-weight-asian="bold" style:font-weight-complex="bold"/>
    </style:style>
    <style:style style:name="P21" style:family="paragraph" style:parent-style-name="Standard">
      <style:text-properties fo:color="#a7074b" loext:opacity="100%" officeooo:paragraph-rsid="000d5d83"/>
    </style:style>
    <style:style style:name="P22" style:family="paragraph" style:parent-style-name="Standard">
      <style:text-properties fo:color="#a7074b" loext:opacity="100%" officeooo:paragraph-rsid="0008bf70" fo:background-color="#ffa6a6"/>
    </style:style>
    <style:style style:name="P23" style:family="paragraph" style:parent-style-name="Standard">
      <style:paragraph-properties fo:text-align="start" style:justify-single-word="false"/>
      <style:text-properties fo:font-weight="normal" officeooo:paragraph-rsid="000b5c69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b3cac7" loext:char-shading-value="0" style:font-weight-asian="bold" style:font-weight-complex="bold"/>
    </style:style>
    <style:style style:name="T3" style:family="text">
      <style:text-properties fo:font-weight="bold" fo:background-color="transparent" loext:char-shading-value="0" style:font-weight-asian="bold" style:font-weight-complex="bold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officeooo:rsid="0008bf70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officeooo:rsid="0008bf70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fo:font-weight="bold" style:font-weight-asian="bold" style:font-weight-complex="bold"/>
    </style:style>
    <style:style style:name="T12" style:family="text">
      <style:text-properties style:text-underline-style="none" officeooo:rsid="0009d9a9"/>
    </style:style>
    <style:style style:name="T13" style:family="text">
      <style:text-properties fo:color="#2a6099" loext:opacity="100%" style:text-underline-style="none"/>
    </style:style>
    <style:style style:name="T14" style:family="text">
      <style:text-properties fo:color="#2a6099" loext:opacity="100%" style:text-underline-style="none" fo:font-weight="bold" style:font-weight-asian="bold" style:font-weight-complex="bold"/>
    </style:style>
    <style:style style:name="T15" style:family="text">
      <style:text-properties fo:font-size="18pt" fo:font-weight="bold" style:font-size-asian="18pt" style:font-weight-asian="bold" style:font-size-complex="18pt" style:font-weight-complex="bold"/>
    </style:style>
    <style:style style:name="T16" style:family="text">
      <style:text-properties officeooo:rsid="000d5d83"/>
    </style:style>
    <style:style style:name="T17" style:family="text">
      <style:text-properties officeooo:rsid="000e66c8"/>
    </style:style>
    <style:style style:name="T18" style:family="text">
      <style:text-properties fo:background-color="#b3cac7" loext:char-shading-value="0"/>
    </style:style>
    <style:style style:name="T19" style:family="text">
      <style:text-properties fo:background-color="transparent" loext:char-shading-value="0"/>
    </style:style>
    <style:style style:name="T20" style:family="text">
      <style:text-properties fo:color="#a7074b" loext:opacity="100%" fo:font-weight="bold" style:font-weight-asian="bold" style:font-weight-complex="bold"/>
    </style:style>
    <style:style style:name="T21" style:family="text">
      <style:text-properties fo:color="#a7074b" loext:opacity="100%" fo:font-weight="normal" style:font-weight-asian="normal" style:font-weight-complex="normal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officeooo:rsid="0014c75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 text:c="3"/>« Concerts dans mon salon »</text:p>
      <text:p text:style-name="P1"><text:line-break/><text:span text:style-name="T5">Cahier des charges du client</text:span></text:p>
      <text:p text:style-name="P1"><text:line-break/>Nous sommes une start-up, et nous lançons <text:span text:style-name="T1">un site</text:span> <text:s/><text:span text:style-name="T1">permettant de diffuser la musique vivante </text:span>en dehors des structures traditionnelles.</text:p>
      <text:p text:style-name="P1"><text:line-break/>Nous<text:span text:style-name="T1"> mettons en relation des artistes </text:span>qui souhaitent se produire, <text:span text:style-name="T1">avec des particuliers ou des entreprises </text:span>qui souhaitent <text:span text:style-name="T1">organiser un concert </text:span>privé.</text:p>
      <text:p text:style-name="P3"><text:span text:style-name="T1">Le principe du site web </text:span>est très simple :</text:p>
      <text:p text:style-name="P3"/>
      <text:p text:style-name="P4">ARTISTES </text:p>
      <text:p text:style-name="P3">- <text:s/><text:span text:style-name="T1">les musiciens peuvent créer un compte </text:span>et <text:span text:style-name="T1">se présenter, en donnant les informations suivantes </text:span>: </text:p>
      <text:p text:style-name="P3"/>
      <text:p text:style-name="P13"><text:span text:style-name="T1">description artiste</text:span> :</text:p>
      <text:p text:style-name="P12"><text:span text:style-name="T7">nom de scéne</text:span>,</text:p>
      <text:p text:style-name="P12"><text:span text:style-name="T7">présentation du groupe et des membre</text:span><text:span text:style-name="T8">s</text:span>, </text:p>
      <text:p text:style-name="P12"><text:span text:style-name="T7">description de la musique,</text:span> </text:p>
      <text:p text:style-name="P19">type de musique <text:span text:style-name="T23">(jazz, classique, folck ; rock, etc)</text:span></text:p>
      <text:p text:style-name="P3"/>
      <text:p text:style-name="P20">description de l’ offre <text:span text:style-name="T17">artistes</text:span></text:p>
      <text:p text:style-name="P22">t<text:span text:style-name="T7">ype de lieu,</text:span> <text:s/></text:p>
      <text:p text:style-name="P12"><text:span text:style-name="T7">durée du concert, </text:span>etc.), </text:p>
      <text:p text:style-name="P22"><text:span text:style-name="T7">région(s) (ou France entière)</text:span>, </text:p>
      <text:p text:style-name="P12"><text:span text:style-name="T7">prix demandés</text:span>. </text:p>
      <text:p text:style-name="P3"/>
      <text:p text:style-name="P21">Nous souhaitons rester très ouverts et ne pas mettre les artistes et les musiques dans des<text:line-break/>cases, <text:span text:style-name="T9">toutes ces informations sont libres</text:span>. <text:span text:style-name="T6">(</text:span> <text:span text:style-name="T6">?)</text:span></text:p>
      <text:p text:style-name="P3"/>
      <text:p text:style-name="P3">- <text:s/><text:span text:style-name="T1">les artistes et les concerts proposés sont publics</text:span> –<text:span text:style-name="T6">(</text:span> <text:span text:style-name="T6">?)</text:span></text:p>
      <text:p text:style-name="P3"/>
      <text:p text:style-name="P5">ORGANISATEURS</text:p>
      <text:p text:style-name="P6"/>
      <text:p text:style-name="P8">- les personnes <text:span text:style-name="T1">qui souhaitent organiser un concert </text:span>doivent<text:span text:style-name="T1"> également créer un compte,</text:span> qui <text:span text:style-name="T4">restera confidentiel </text:span>(pour éviter qu’elles ne soient sollicitées), v<text:span text:style-name="T7">isible uniquement par les artistes qu’elles auront contacté</text:span>.</text:p>
      <text:p text:style-name="P8"/>
      <text:p text:style-name="P8">Le compte comprend </text:p>
      <text:p text:style-name="P8"/>
      <text:p text:style-name="P14"><text:span text:style-name="T1"><text:s/>nom</text:span>, </text:p>
      <text:p text:style-name="P14"><text:s/><text:span text:style-name="T1">ville</text:span>, </text:p>
      <text:p text:style-name="P14"><text:s/><text:span text:style-name="T1">la description du lieu proposé </text:span>aux artistes</text:p>
      <text:p text:style-name="P8"/>
      <text:p text:style-name="P9">les personnes <text:span text:style-name="T1">qui souhaitent organiser un concer</text:span><text:span text:style-name="T11">t </text:span><text:span text:style-name="T10">peuvent:</text:span></text:p>
      <text:p text:style-name="P10"><text:span text:style-name="T1"><text:s text:c="2"/></text:span><text:span text:style-name="T12"><text:s text:c="7"/></text:span></text:p>
      <text:p text:style-name="P11"><text:span text:style-name="T1">- </text:span><text:span text:style-name="T21">rechercher les concerts</text:span><text:span text:style-name="T20"> </text:span>( <text:span text:style-name="T20">par type et ville</text:span>),</text:p>
      <text:p text:style-name="P11"><text:span text:style-name="T1">-</text:span> <text:span text:style-name="T22">contacter les artistes par le système de messagerie intégré au site</text:span></text:p>
      <text:p text:style-name="P9"><text:line-break/></text:p>
      <text:p text:style-name="P9"/>
      <text:p text:style-name="P9"><text:soft-page-break/></text:p>
      <text:p text:style-name="P9"/>
      <text:p text:style-name="P9"/>
      <text:p text:style-name="P9"/>
      <text:p text:style-name="P7">MESSAGERIE </text:p>
      <text:p text:style-name="P2"/>
      <text:p text:style-name="P15">- <text:s/>les artistes et les organisateurs ont accès à leur messagerie </text:p>
      <text:p text:style-name="P16">- </text:p>
      <text:p text:style-name="P16"><text:span text:style-name="T16">possibilité de </text:span>voir les conversations en cours,</text:p>
      <text:p text:style-name="P15">- le nombre de nouveaux messages non lus,</text:p>
      <text:p text:style-name="P15">- répondre à un message,</text:p>
      <text:p text:style-name="P15">- archiver une conversation).</text:p>
      <text:p text:style-name="P15"/>
      <text:p text:style-name="P15"><text:s/>- Lorsqu’une conversation est ouverte, <text:span text:style-name="T1">les nouveaux messages reçus doivent être actualisés automatiquement.</text:span></text:p>
      <text:p text:style-name="P15"><text:line-break/>Dans l’entête, <text:span text:style-name="T1">on affichera</text:span> aussi le <text:span text:style-name="T1">nombre des messages non lus</text:span>,<text:span text:style-name="T13"> </text:span><text:span text:style-name="T14">en mettant à jour cette information automatiquement</text:span></text:p>
      <text:p text:style-name="P15"><text:span text:style-name="T19">- <text:s/>chacun (</text:span><text:span text:style-name="T3">artistes et organisateurs)</text:span><text:span text:style-name="T19"> a la possibilité de </text:span><text:span text:style-name="T3">modifier son profil.</text:span><text:span text:style-name="T19"> </text:span>Il peut aussi préciser son adresse mail et demander de recevoir par mail les messages qui lui sont envoyés.</text:p>
      <text:p text:style-name="P15"/>
      <text:p text:style-name="P9"><text:span text:style-name="T18"><text:line-break/>Nous souhaitons un </text:span><text:span text:style-name="T2">mécanisme de notification pour la messagerie</text:span><text:span text:style-name="T18">, qui affiche le nombre de nouveaux messages même pendant que l'on reste sur une page (et si possible,</text:span><text:span text:style-name="T2"> change l'icône ou le texte de l'onglet quand il y a des nouveaux messages</text:span><text:span text:style-name="T18">)</text:span>.</text:p>
      <text:p text:style-name="P9"><text:line-break/>Nous attendons de vous que vous soyez force de proposition, pour réaliser une solution simple, robuste et efficace.</text:p>
      <text:p text:style-name="P9"/>
      <text:p text:style-name="P9"><text:line-break/><text:span text:style-name="T15">Ressources et mise en production</text:span><text:line-break/>Pour développer et mettre en production ce projet, vous disposez d’un espace d’hébergement, dont l’url est <text:span text:style-name="T5">concert.pnom.mywebecom.ovh (pnom étant l’initiale de votre prénom suivie de votre nom).</text:span><text:line-break/><text:span text:style-name="T5">L’accès FTP à cet espace se fait avec le login concert_pnom et votre mot de passe habituel.</text:span><text:line-break/><text:span text:style-name="T5">Vous disposez également d’une base de données projets_concert_pnom, accessible avec les codes habituels.</text:span><text:line-break/><text:span text:style-name="T5">Tous les accès à ces ressources sont rappelés sur la page d’accueil de votre espace personnel<text:line-break/>mywebecom.ovh<text:line-break/>Pour des tests d’envois d’e-mail, si nécessaire, vous disposez également de la boite mail de test.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17"><text:a xlink:type="simple" xlink:href="https://urfist.univ-rennes2.fr/messagerie_electronique_fonctionnement" text:style-name="Internet_20_link" text:visited-style-name="Visited_20_Internet_20_Link">https://urfist.univ-rennes2.fr/messagerie_electronique_fonctionnement</text:a></text:p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7-08T11:26:08.710000000</dc:date>
    <meta:editing-duration>P1DT3H38M29S</meta:editing-duration>
    <meta:editing-cycles>18</meta:editing-cycles>
    <meta:generator>LibreOffice/7.4.0.3$Windows_X86_64 LibreOffice_project/f85e47c08ddd19c015c0114a68350214f7066f5a</meta:generator>
    <meta:document-statistic meta:table-count="0" meta:image-count="0" meta:object-count="0" meta:page-count="3" meta:paragraph-count="44" meta:word-count="483" meta:character-count="3143" meta:non-whitespace-character-count="2658"/>
  </office:meta>
</office:document-meta>
</file>